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>
            <text:p>D=</text:p>
          </table:table-cell>
          <table:table-cell table:style-name="Default" table:formula="of:=0.0098" office:value-type="float" office:value="0.0098">
            <text:p>0.01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1" office:value-type="string">
            <text:p>x/D</text:p>
          </table:table-cell>
          <table:table-cell table:style-name="ce1" office:value-type="string">
            <text:p>x</text:p>
          </table:table-cell>
          <table:table-cell table:style-name="Default" office:value-type="string">
            <text:p>flux</text:p>
          </table:table-cell>
          <table:table-cell office:value-type="string">
            <text:p>area</text:p>
          </table:table-cell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office:value-type="float" office:value="0.000000486091">
            <text:p>4.86E-007</text:p>
          </table:table-cell>
          <table:table-cell/>
          <table:table-cell table:formula="of:=[.D5]/[.E6]*PI()*[.B2]^4/2" office:value-type="float" office:value="0.0000000000287311084573593">
            <text:p>2.87E-01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6]*[.$B$2]" office:value-type="float" office:value="0.049">
            <text:p>0.05</text:p>
          </table:table-cell>
          <table:table-cell office:value-type="float" office:value="0.000000951062">
            <text:p>9.51E-007</text:p>
          </table:table-cell>
          <table:table-cell table:style-name="ce3" office:value-type="float" office:value="0.000245126">
            <text:p>2.45E-004</text:p>
          </table:table-cell>
          <table:table-cell table:formula="of:=[.D6]/[.$E$6]/10000*1000*60" office:value-type="float" office:value="0.0232793420526586">
            <text:p>2.33E-00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7]*[.$B$2]" office:value-type="float" office:value="0.098">
            <text:p>0.1</text:p>
          </table:table-cell>
          <table:table-cell office:value-type="float" office:value="0.000000957555">
            <text:p>9.58E-007</text:p>
          </table:table-cell>
          <table:table-cell table:style-name="ce3"/>
          <table:table-cell table:formula="of:=[.D7]/[.$E$6]/10000*1000*60" office:value-type="float" office:value="0.0234382725618661">
            <text:p>2.34E-00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8]*[.$B$2]" office:value-type="float" office:value="0.147">
            <text:p>0.15</text:p>
          </table:table-cell>
          <table:table-cell office:value-type="float" office:value="0.0000009511">
            <text:p>9.51E-007</text:p>
          </table:table-cell>
          <table:table-cell table:style-name="ce3"/>
          <table:table-cell table:formula="of:=[.D8]/[.$E$6]/10000*1000*60" office:value-type="float" office:value="0.023280272186549">
            <text:p>2.33E-00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9]*[.$B$2]" office:value-type="float" office:value="0.196">
            <text:p>0.2</text:p>
          </table:table-cell>
          <table:table-cell office:value-type="float" office:value="0.000000956396">
            <text:p>9.56E-007</text:p>
          </table:table-cell>
          <table:table-cell table:style-name="ce3"/>
          <table:table-cell table:formula="of:=[.D9]/[.$E$6]/10000*1000*60" office:value-type="float" office:value="0.0234099034782112">
            <text:p>2.34E-002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B10]*[.$B$2]" office:value-type="float" office:value="0.245">
            <text:p>0.25</text:p>
          </table:table-cell>
          <table:table-cell office:value-type="float" office:value="0.000000987267">
            <text:p>9.87E-007</text:p>
          </table:table-cell>
          <table:table-cell table:style-name="ce3"/>
          <table:table-cell table:formula="of:=[.D10]/[.$E$6]/10000*1000*60" office:value-type="float" office:value="0.0241655393552703">
            <text:p>2.42E-002</text:p>
          </table:table-cell>
        </table:table-row>
        <table:table-row table:style-name="ro1">
          <table:table-cell/>
          <table:table-cell table:style-name="Default"/>
          <table:table-cell table:style-name="Default" office:value-type="float" office:value="0.35">
            <text:p>0.35</text:p>
          </table:table-cell>
          <table:table-cell office:value-type="float" office:value="0.000000928429">
            <text:p>9.28E-007</text:p>
          </table:table-cell>
          <table:table-cell/>
          <table:table-cell table:formula="of:=[.D11]/[.$E$6]/10000*1000*60" office:value-type="float" office:value="0.0227253494121391">
            <text:p>2.27E-00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3">07/23/2011</text:date>, <text:time>23:5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Piccinini</meta:initial-creator>
    <meta:creation-date>2011-07-23T16:57:25</meta:creation-date>
    <dc:date>2011-07-23T23:59:11</dc:date>
    <dc:creator>Rodrigo Piccinini</dc:creator>
    <meta:editing-duration>PT7H1M48S</meta:editing-duration>
    <meta:editing-cycles>3</meta:editing-cycles>
    <meta:generator>LibreOffice/3.4$Unix LibreOffice_project/340m1$Build-12</meta:generator>
    <meta:document-statistic meta:table-count="3" meta:cell-count="32" meta:object-count="0"/>
  </office:meta>
</office:document-meta>
</file>